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ZSL" table:style-name="ta1">
        <table:table-column table:style-name="co11" table:default-cell-style-name="Default"/>
        <table:table-column table:style-name="co11" table:default-cell-style-name="ce4"/>
        <table:table-column table:style-name="co12" table:default-cell-style-name="ce4"/>
        <table:table-column table:style-name="co1" table:number-columns-repeated="4" table:default-cell-style-name="ce4"/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2hop</text:p>
          </table:table-cell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21" calcext:value-type="float">
            <text:p>0.021</text:p>
          </table:table-cell>
          <table:table-cell office:value-type="float" office:value="0.051" calcext:value-type="float">
            <text:p>0.051</text:p>
          </table:table-cell>
          <table:table-cell office:value-type="float" office:value="0.139" calcext:value-type="float">
            <text:p>0.139</text:p>
          </table:table-cell>
          <table:table-cell office:value-type="float" office:value="0.223" calcext:value-type="float">
            <text:p>0.223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2" calcext:value-type="float">
            <text:p>0.04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99" calcext:value-type="float">
            <text:p>0.199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9" calcext:value-type="float">
            <text:p>0.03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91" calcext:value-type="float">
            <text:p>0.19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3hop</text:p>
          </table:table-cell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table:style-name="Default" office:value-type="string" calcext:value-type="string">
            <text:p>Convex-HSEM(2)</text:p>
          </table:table-cell>
          <table:table-cell table:style-name="Default" table:number-columns-repeated="5"/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Convex-HSEM(100)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Default" office:value-type="float" office:value="0.037" calcext:value-type="float">
            <text:p>0.03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20k</text:p>
          </table:table-cell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table:style-name="Default"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0.015" calcext:value-type="float">
            <text:p>0.015</text:p>
          </table:table-cell>
          <table:table-cell table:style-name="Default"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Convex-HSEM(100)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float" office:value="0.015" calcext:value-type="float">
            <text:p>0.015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4" office:value-type="float" office:value="0.563" calcext:value-type="float">
            <text:p>0.563</text:p>
          </table:table-cell>
          <table:table-cell table:style-name="ce4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4" office:value-type="float" office:value="0.496" calcext:value-type="float">
            <text:p>0.496</text:p>
          </table:table-cell>
          <table:table-cell table:style-name="ce4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31T16:39:42.221751350</dc:date>
    <meta:editing-duration>P15DT17H20M14S</meta:editing-duration>
    <meta:editing-cycles>201</meta:editing-cycles>
    <meta:generator>LibreOffice/5.1.6.2$Linux_X86_64 LibreOffice_project/10m0$Build-2</meta:generator>
    <meta:document-statistic meta:table-count="8" meta:cell-count="6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